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Heading_20_1">
      <style:paragraph-properties fo:keep-with-next="always"/>
      <style:text-properties style:font-name="Cambria" fo:language="ru" fo:country="RU" style:font-name-asian="Arial Unicode MS" style:font-name-complex="Mangal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images/0640.png" xlink:type="simple" xlink:show="embed" xlink:actuate="onLoad"/></draw:frame></text:p>
          </table:table-cell>
          <table:table-cell table:style-name="Table1.B1" office:value-type="string">
            <text:h text:style-name="P6" text:outline-level="1">Идеальный золотник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h text:style-name="P7" text:outline-level="1">(Идеальный дросселирующий распределитель )</text:h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3cm" svg:height="1.88cm" draw:z-index="1"><draw:image xlink:href="../images/0640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дросселирующего распределителя с четырехщелевым цилиндрическим золотником при произвольной гидравлической нагрузке. Учтены рекуперативные динамические режимы, микрогеометрия (симметричные отрицательные перекрытия) при произвольном давлении питания. Радиальные зазоры <text:span text:style-name="T1">не учитываются</text:span>. </text:p>
            <text:p text:style-name="P2">Блок имеет <text:span text:style-name="T3">3</text:span> входных порта и <text:span text:style-name="T3">2 </text:span>выходных порта. </text:p>
            <text:p text:style-name="P2"><text:span text:style-name="T4">Входные порты</text:span>:</text:p>
            <text:p text:style-name="P2">На 1-ый входной порт (слева) подается сигнал, соответствующий смещению плунжера <text:span text:style-name="T2">y</text:span>;</text:p>
            <text:p text:style-name="P2">На 2-ой входной порт (снизу) подается <text:span text:style-name="T1">векторный</text:span> сигнал, соответствующий значениям давлений <text:span text:style-name="T2">Р1</text:span> и <text:span text:style-name="T2">Р2</text:span> в гидролиниях 1 и 2; </text:p>
            <text:p text:style-name="P2">На 3-ий входной порт (слева) подается сигнал, соответствующий значению давления питания <text:span text:style-name="T2">Ppit</text:span>.</text:p>
            <text:p text:style-name="P2"><text:span text:style-name="T4">Выходные порты</text:span>:</text:p>
            <text:p text:style-name="P2">На 1-ом выходном порте (справа) формируется <text:span text:style-name="T1">векторный</text:span> сигнал, соответствующий значениям расходов рабочей жидкости <text:span text:style-name="T2">Qd1</text:span> и <text:span text:style-name="T2">Qd2</text:span>, подаваемых в гидролинии 1 и 2;</text:p>
            <text:p text:style-name="P2">На 2-ом выходном порте (сверху) формируется сигнал, соответствующий значению расхода <text:span text:style-name="T2">Qpit</text:span>, потребляемого от источника гидропитания.</text:p>
            <text:p text:style-name="P2"><text:span text:style-name="T6">Свойства</text:span><text:span text:style-name="T5">: </text:span></text:p>
            <text:list xml:id="list2373646089508025978" text:style-name="L1">
              <text:list-item>
                <text:p text:style-name="P5"><text:span text:style-name="T1">Давление в полости слива </text:span><text:span text:style-name="T2">Psl</text:span>, Па; </text:p>
              </text:list-item>
              <text:list-item>
                <text:p text:style-name="P5"><text:span text:style-name="T1">Начальное относительное открытие входных окон </text:span><text:span text:style-name="T2">yn0</text:span>; </text:p>
              </text:list-item>
              <text:list-item>
                <text:p text:style-name="P5"><text:soft-page-break/><text:span text:style-name="T1">Начальное относительное открытие выходных окон </text:span><text:span text:style-name="T2">ys0</text:span>; </text:p>
              </text:list-item>
              <text:list-item>
                <text:p text:style-name="P5"><text:span text:style-name="T1">Коэффициент расхода </text:span><text:span text:style-name="T2">my</text:span> ( <text:span text:style-name="T2">my</text:span> = 0,7);</text:p>
              </text:list-item>
              <text:list-item>
                <text:p text:style-name="P5"><text:span text:style-name="T1">Плотность жидкости </text:span><text:span text:style-name="T2">ro</text:span>, кг/м^3;</text:p>
              </text:list-item>
              <text:list-item>
                <text:p text:style-name="P5"><text:span text:style-name="T1">Диаметр золотника </text:span><text:span text:style-name="T2">d</text:span>, м<text:span text:style-name="T5">;</text:span></text:p>
              </text:list-item>
              <text:list-item>
                <text:p text:style-name="P5"><text:span text:style-name="T1">Коэффициент использования периметра щели </text:span><text:span text:style-name="T2">kisp</text:span>.</text:p>
              </text:list-item>
            </text:list>
            <text:p text:style-name="P2"><text:span text:style-name="T4">Примечания</text:span>: </text:p>
            <text:p text:style-name="P2">1. Если какие-то именованные параметры математической модели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ый золотник</dc:title>
    <dc:date>2014-12-09T23:52:55.25</dc:date>
    <meta:generator>OpenOffice/4.1.1$Win32 OpenOffice.org_project/411m6$Build-9775</meta:generator>
    <meta:editing-duration>PT3H22M33S</meta:editing-duration>
    <meta:editing-cycles>93</meta:editing-cycles>
    <meta:print-date>2011-11-10T16:21:48.35</meta:print-date>
    <meta:document-statistic meta:table-count="1" meta:image-count="2" meta:object-count="0" meta:page-count="2" meta:paragraph-count="25" meta:word-count="202" meta:character-count="1561"/>
    <meta:user-defined meta:name="Поле 1"/>
    <meta:user-defined meta:name="Поле 2"/>
    <meta:user-defined meta:name="Поле 3"/>
    <meta:user-defined meta:name="Поле 4"/>
  </office:meta>
</office:document-meta>
</file>